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SPEARMAN</text:p>
          </table:table-cell>
          <table:table-cell table:style-name="ce1" table:number-columns-repeated="1023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bba</text:p>
          </table:table-cell>
          <table:table-cell office:value-type="string" calcext:value-type="string">
            <text:p>gbest</text:p>
          </table:table-cell>
          <table:table-cell office:value-type="string" calcext:value-type="string">
            <text:p>gbestgc</text:p>
          </table:table-cell>
          <table:table-cell office:value-type="string" calcext:value-type="string">
            <text:p>lbest</text:p>
          </table:table-cell>
          <table:table-cell office:value-type="string" calcext:value-type="string">
            <text:p>lbestgc</text:p>
          </table:table-cell>
          <table:table-cell office:value-type="string" calcext:value-type="string">
            <text:p>spso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gc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0.511902113459399" calcext:value-type="float">
            <text:p>0.5119021135</text:p>
          </table:table-cell>
          <table:table-cell office:value-type="float" office:value="-0.189766407119021" calcext:value-type="float">
            <text:p>-0.1897664071</text:p>
          </table:table-cell>
          <table:table-cell office:value-type="float" office:value="-0.294771968854283" calcext:value-type="float">
            <text:p>-0.2947719689</text:p>
          </table:table-cell>
          <table:table-cell office:value-type="float" office:value="0.648498331479422" calcext:value-type="float">
            <text:p>0.6484983315</text:p>
          </table:table-cell>
          <table:table-cell office:value-type="float" office:value="0.602224694104561" calcext:value-type="float">
            <text:p>0.6022246941</text:p>
          </table:table-cell>
          <table:table-cell office:value-type="float" office:value="0.753948832035595" calcext:value-type="float">
            <text:p>0.753948832</text:p>
          </table:table-cell>
          <table:table-cell office:value-type="float" office:value="0.474972191323693" calcext:value-type="float">
            <text:p>0.4749721913</text:p>
          </table:table-cell>
          <table:table-cell office:value-type="float" office:value="0.0126807563959956" calcext:value-type="float">
            <text:p>0.0126807564</text:p>
          </table:table-cell>
          <table:table-cell office:value-type="float" office:value="0.146162402669633" calcext:value-type="float">
            <text:p>0.1461624027</text:p>
          </table:table-cell>
          <table:table-cell table:formula="of:=AVERAGE([.B3:.J3])" office:value-type="float" office:value="0.296205660610555" calcext:value-type="float">
            <text:p>0.2962056606</text:p>
          </table:table-cell>
          <table:table-cell table:formula="of:=STDEV([.B3:.J3])" office:value-type="float" office:value="0.386343722896821" calcext:value-type="float">
            <text:p>0.38634372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pine</text:p>
          </table:table-cell>
          <table:table-cell office:value-type="float" office:value="0.505228031145717" calcext:value-type="float">
            <text:p>0.5052280311</text:p>
          </table:table-cell>
          <table:table-cell office:value-type="float" office:value="-0.22714126807564" calcext:value-type="float">
            <text:p>-0.2271412681</text:p>
          </table:table-cell>
          <table:table-cell office:value-type="float" office:value="-0.185761957730812" calcext:value-type="float">
            <text:p>-0.1857619577</text:p>
          </table:table-cell>
          <table:table-cell office:value-type="float" office:value="0.406451612903226" calcext:value-type="float">
            <text:p>0.4064516129</text:p>
          </table:table-cell>
          <table:table-cell office:value-type="float" office:value="0.619132369299221" calcext:value-type="float">
            <text:p>0.6191323693</text:p>
          </table:table-cell>
          <table:table-cell office:value-type="float" office:value="0.356618464961068" calcext:value-type="float">
            <text:p>0.356618465</text:p>
          </table:table-cell>
          <table:table-cell office:value-type="float" office:value="0.134593993325918" calcext:value-type="float">
            <text:p>0.1345939933</text:p>
          </table:table-cell>
          <table:table-cell office:value-type="float" office:value="0.41579532814238" calcext:value-type="float">
            <text:p>0.4157953281</text:p>
          </table:table-cell>
          <table:table-cell office:value-type="float" office:value="0.71301446051168" calcext:value-type="float">
            <text:p>0.7130144605</text:p>
          </table:table-cell>
          <table:table-cell table:formula="of:=AVERAGE([.B4:.J4])" office:value-type="float" office:value="0.304214559386973" calcext:value-type="float">
            <text:p>0.3042145594</text:p>
          </table:table-cell>
          <table:table-cell table:formula="of:=STDEV([.B4:.J4])" office:value-type="float" office:value="0.332327585657469" calcext:value-type="float">
            <text:p>0.33232758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ggholder</text:p>
          </table:table-cell>
          <table:table-cell office:value-type="float" office:value="0.500333704115684" calcext:value-type="float">
            <text:p>0.5003337041</text:p>
          </table:table-cell>
          <table:table-cell office:value-type="float" office:value="0.337486095661847" calcext:value-type="float">
            <text:p>0.3374860957</text:p>
          </table:table-cell>
          <table:table-cell office:value-type="float" office:value="0.625361512791991" calcext:value-type="float">
            <text:p>0.6253615128</text:p>
          </table:table-cell>
          <table:table-cell office:value-type="float" office:value="-0.196885428253615" calcext:value-type="float">
            <text:p>-0.1968854283</text:p>
          </table:table-cell>
          <table:table-cell office:value-type="float" office:value="0.226251390433815" calcext:value-type="float">
            <text:p>0.2262513904</text:p>
          </table:table-cell>
          <table:table-cell office:value-type="float" office:value="0.464738598442714" calcext:value-type="float">
            <text:p>0.4647385984</text:p>
          </table:table-cell>
          <table:table-cell office:value-type="float" office:value="0.35083426028921" calcext:value-type="float">
            <text:p>0.3508342603</text:p>
          </table:table-cell>
          <table:table-cell office:value-type="float" office:value="-0.028698553948832" calcext:value-type="float">
            <text:p>-0.0286985539</text:p>
          </table:table-cell>
          <table:table-cell office:value-type="float" office:value="0.613348164627364" calcext:value-type="float">
            <text:p>0.6133481646</text:p>
          </table:table-cell>
          <table:table-cell table:formula="of:=AVERAGE([.B5:.J5])" office:value-type="float" office:value="0.321418860462242" calcext:value-type="float">
            <text:p>0.3214188605</text:p>
          </table:table-cell>
          <table:table-cell table:formula="of:=STDEV([.B5:.J5])" office:value-type="float" office:value="0.280970801826142" calcext:value-type="float">
            <text:p>0.28097080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liptic</text:p>
          </table:table-cell>
          <table:table-cell office:value-type="float" office:value="0.12880978865406" calcext:value-type="float">
            <text:p>0.1288097887</text:p>
          </table:table-cell>
          <table:table-cell office:value-type="float" office:value="0.233815350389321" calcext:value-type="float">
            <text:p>0.2338153504</text:p>
          </table:table-cell>
          <table:table-cell office:value-type="float" office:value="0.629810901001112" calcext:value-type="float">
            <text:p>0.629810901</text:p>
          </table:table-cell>
          <table:table-cell office:value-type="float" office:value="0.129254727474972" calcext:value-type="float">
            <text:p>0.1292547275</text:p>
          </table:table-cell>
          <table:table-cell office:value-type="float" office:value="0.28587319243604" calcext:value-type="float">
            <text:p>0.2858731924</text:p>
          </table:table-cell>
          <table:table-cell office:value-type="float" office:value="0.273414905450501" calcext:value-type="float">
            <text:p>0.2734149055</text:p>
          </table:table-cell>
          <table:table-cell office:value-type="float" office:value="0.390878754171301" calcext:value-type="float">
            <text:p>0.3908787542</text:p>
          </table:table-cell>
          <table:table-cell office:value-type="float" office:value="0.25027808676307" calcext:value-type="float">
            <text:p>0.2502780868</text:p>
          </table:table-cell>
          <table:table-cell office:value-type="float" office:value="0.360177975528365" calcext:value-type="float">
            <text:p>0.3601779755</text:p>
          </table:table-cell>
          <table:table-cell table:formula="of:=AVERAGE([.B6:.J6])" office:value-type="float" office:value="0.298034853540971" calcext:value-type="float">
            <text:p>0.2980348535</text:p>
          </table:table-cell>
          <table:table-cell table:formula="of:=STDEV([.B6:.J6])" office:value-type="float" office:value="0.152823369411649" calcext:value-type="float">
            <text:p>0.152823369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oldsteinprice</text:p>
          </table:table-cell>
          <table:table-cell office:value-type="float" office:value="-0.207563959955506" calcext:value-type="float">
            <text:p>-0.20756396</text:p>
          </table:table-cell>
          <table:table-cell office:value-type="float" office:value="0.676974416017798" calcext:value-type="float">
            <text:p>0.676974416</text:p>
          </table:table-cell>
          <table:table-cell office:value-type="float" office:value="0.33392658509455" calcext:value-type="float">
            <text:p>0.3339265851</text:p>
          </table:table-cell>
          <table:table-cell office:value-type="float" office:value="0.563515016685206" calcext:value-type="float">
            <text:p>0.5635150167</text:p>
          </table:table-cell>
          <table:table-cell office:value-type="float" office:value="0.763737486095662" calcext:value-type="float">
            <text:p>0.7637374861</text:p>
          </table:table-cell>
          <table:table-cell office:value-type="float" office:value="0.475417130144605" calcext:value-type="float">
            <text:p>0.4754171301</text:p>
          </table:table-cell>
          <table:table-cell office:value-type="float" office:value="-0.364627363737486" calcext:value-type="float">
            <text:p>-0.3646273637</text:p>
          </table:table-cell>
          <table:table-cell office:value-type="float" office:value="0.499888765294772" calcext:value-type="float">
            <text:p>0.4998887653</text:p>
          </table:table-cell>
          <table:table-cell office:value-type="float" office:value="0.687652947719689" calcext:value-type="float">
            <text:p>0.6876529477</text:p>
          </table:table-cell>
          <table:table-cell table:formula="of:=AVERAGE([.B7:.J7])" office:value-type="float" office:value="0.380991224817699" calcext:value-type="float">
            <text:p>0.3809912248</text:p>
          </table:table-cell>
          <table:table-cell table:formula="of:=STDEV([.B7:.J7])" office:value-type="float" office:value="0.401414582920387" calcext:value-type="float">
            <text:p>0.40141458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iewank</text:p>
          </table:table-cell>
          <table:table-cell office:value-type="float" office:value="0.714349276974416" calcext:value-type="float">
            <text:p>0.714349277</text:p>
          </table:table-cell>
          <table:table-cell office:value-type="float" office:value="0.569744160177976" calcext:value-type="float">
            <text:p>0.5697441602</text:p>
          </table:table-cell>
          <table:table-cell office:value-type="float" office:value="-0.0220244716351502" calcext:value-type="float">
            <text:p>-0.0220244716</text:p>
          </table:table-cell>
          <table:table-cell office:value-type="float" office:value="0.434037819799778" calcext:value-type="float">
            <text:p>0.4340378198</text:p>
          </table:table-cell>
          <table:table-cell office:value-type="float" office:value="0.590211345939933" calcext:value-type="float">
            <text:p>0.5902113459</text:p>
          </table:table-cell>
          <table:table-cell office:value-type="float" office:value="0.0496106785317019" calcext:value-type="float">
            <text:p>0.0496106785</text:p>
          </table:table-cell>
          <table:table-cell office:value-type="float" office:value="-0.476307007786429" calcext:value-type="float">
            <text:p>-0.4763070078</text:p>
          </table:table-cell>
          <table:table-cell office:value-type="float" office:value="0.328142380422692" calcext:value-type="float">
            <text:p>0.3281423804</text:p>
          </table:table-cell>
          <table:table-cell office:value-type="float" office:value="0.556395995550612" calcext:value-type="float">
            <text:p>0.5563959956</text:p>
          </table:table-cell>
          <table:table-cell table:formula="of:=AVERAGE([.B8:.J8])" office:value-type="float" office:value="0.304906686441725" calcext:value-type="float">
            <text:p>0.3049066864</text:p>
          </table:table-cell>
          <table:table-cell table:formula="of:=STDEV([.B8:.J8])" office:value-type="float" office:value="0.384382192724176" calcext:value-type="float">
            <text:p>0.38438219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vy</text:p>
          </table:table-cell>
          <table:table-cell office:value-type="float" office:value="0.679199110122358" calcext:value-type="float">
            <text:p>0.6791991101</text:p>
          </table:table-cell>
          <table:table-cell office:value-type="float" office:value="0.103893214682981" calcext:value-type="float">
            <text:p>0.1038932147</text:p>
          </table:table-cell>
          <table:table-cell office:value-type="float" office:value="-0.119911012235818" calcext:value-type="float">
            <text:p>-0.1199110122</text:p>
          </table:table-cell>
          <table:table-cell office:value-type="float" office:value="0.462068965517241" calcext:value-type="float">
            <text:p>0.4620689655</text:p>
          </table:table-cell>
          <table:table-cell office:value-type="float" office:value="0.370411568409344" calcext:value-type="float">
            <text:p>0.3704115684</text:p>
          </table:table-cell>
          <table:table-cell office:value-type="float" office:value="0.753503893214683" calcext:value-type="float">
            <text:p>0.7535038932</text:p>
          </table:table-cell>
          <table:table-cell office:value-type="float" office:value="0.446496106785317" calcext:value-type="float">
            <text:p>0.4464961068</text:p>
          </table:table-cell>
          <table:table-cell office:value-type="float" office:value="0.694771968854282" calcext:value-type="float">
            <text:p>0.6947719689</text:p>
          </table:table-cell>
          <table:table-cell office:value-type="float" office:value="-0.672969966629588" calcext:value-type="float">
            <text:p>-0.6729699666</text:p>
          </table:table-cell>
          <table:table-cell table:formula="of:=AVERAGE([.B9:.J9])" office:value-type="float" office:value="0.301940427635644" calcext:value-type="float">
            <text:p>0.3019404276</text:p>
          </table:table-cell>
          <table:table-cell table:formula="of:=STDEV([.B9:.J9])" office:value-type="float" office:value="0.463601081156699" calcext:value-type="float">
            <text:p>0.46360108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lewicz</text:p>
          </table:table-cell>
          <table:table-cell office:value-type="float" office:value="0.54349276974416" calcext:value-type="float">
            <text:p>0.5434927697</text:p>
          </table:table-cell>
          <table:table-cell office:value-type="float" office:value="0.567964404894327" calcext:value-type="float">
            <text:p>0.5679644049</text:p>
          </table:table-cell>
          <table:table-cell office:value-type="float" office:value="0.591991101223582" calcext:value-type="float">
            <text:p>0.5919911012</text:p>
          </table:table-cell>
          <table:table-cell office:value-type="float" office:value="0.763737486095662" calcext:value-type="float">
            <text:p>0.7637374861</text:p>
          </table:table-cell>
          <table:table-cell office:value-type="float" office:value="0.332591768631813" calcext:value-type="float">
            <text:p>0.3325917686</text:p>
          </table:table-cell>
          <table:table-cell office:value-type="float" office:value="0.683203559510567" calcext:value-type="float">
            <text:p>0.6832035595</text:p>
          </table:table-cell>
          <table:table-cell office:value-type="float" office:value="0.734371523915462" calcext:value-type="float">
            <text:p>0.7343715239</text:p>
          </table:table-cell>
          <table:table-cell office:value-type="float" office:value="0.308120133481646" calcext:value-type="float">
            <text:p>0.3081201335</text:p>
          </table:table-cell>
          <table:table-cell office:value-type="float" office:value="-0.461179087875417" calcext:value-type="float">
            <text:p>-0.4611790879</text:p>
          </table:table-cell>
          <table:table-cell table:formula="of:=AVERAGE([.B10:.J10])" office:value-type="float" office:value="0.451588184402422" calcext:value-type="float">
            <text:p>0.4515881844</text:p>
          </table:table-cell>
          <table:table-cell table:formula="of:=STDEV([.B10:.J10])" office:value-type="float" office:value="0.377597580788348" calcext:value-type="float">
            <text:p>0.37759758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adric</text:p>
          </table:table-cell>
          <table:table-cell office:value-type="float" office:value="0.458064516129032" calcext:value-type="float">
            <text:p>0.4580645161</text:p>
          </table:table-cell>
          <table:table-cell office:value-type="float" office:value="0.725917686318131" calcext:value-type="float">
            <text:p>0.7259176863</text:p>
          </table:table-cell>
          <table:table-cell office:value-type="float" office:value="0.421134593993326" calcext:value-type="float">
            <text:p>0.421134594</text:p>
          </table:table-cell>
          <table:table-cell office:value-type="float" office:value="0.562180200222469" calcext:value-type="float">
            <text:p>0.5621802002</text:p>
          </table:table-cell>
          <table:table-cell office:value-type="float" office:value="-0.395328142380423" calcext:value-type="float">
            <text:p>-0.3953281424</text:p>
          </table:table-cell>
          <table:table-cell office:value-type="float" office:value="0.492769744160178" calcext:value-type="float">
            <text:p>0.4927697442</text:p>
          </table:table-cell>
          <table:table-cell office:value-type="float" office:value="0.383759733036707" calcext:value-type="float">
            <text:p>0.383759733</text:p>
          </table:table-cell>
          <table:table-cell office:value-type="float" office:value="0.519021134593993" calcext:value-type="float">
            <text:p>0.5190211346</text:p>
          </table:table-cell>
          <table:table-cell office:value-type="float" office:value="0.597330367074527" calcext:value-type="float">
            <text:p>0.5973303671</text:p>
          </table:table-cell>
          <table:table-cell table:formula="of:=AVERAGE([.B11:.J11])" office:value-type="float" office:value="0.418316648127549" calcext:value-type="float">
            <text:p>0.4183166481</text:p>
          </table:table-cell>
          <table:table-cell table:formula="of:=STDEV([.B11:.J11])" office:value-type="float" office:value="0.321684151832733" calcext:value-type="float">
            <text:p>0.32168415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artic</text:p>
          </table:table-cell>
          <table:table-cell office:value-type="float" office:value="-0.14349276974416" calcext:value-type="float">
            <text:p>-0.1434927697</text:p>
          </table:table-cell>
          <table:table-cell office:value-type="float" office:value="0.225806451612903" calcext:value-type="float">
            <text:p>0.2258064516</text:p>
          </table:table-cell>
          <table:table-cell office:value-type="float" office:value="0.567964404894327" calcext:value-type="float">
            <text:p>0.5679644049</text:p>
          </table:table-cell>
          <table:table-cell office:value-type="float" office:value="0.599555061179088" calcext:value-type="float">
            <text:p>0.5995550612</text:p>
          </table:table-cell>
          <table:table-cell office:value-type="float" office:value="0.0149054505005562" calcext:value-type="float">
            <text:p>0.0149054505</text:p>
          </table:table-cell>
          <table:table-cell office:value-type="float" office:value="0.784649610678532" calcext:value-type="float">
            <text:p>0.7846496107</text:p>
          </table:table-cell>
          <table:table-cell office:value-type="float" office:value="0.41357063403782" calcext:value-type="float">
            <text:p>0.413570634</text:p>
          </table:table-cell>
          <table:table-cell office:value-type="float" office:value="0.498109010011124" calcext:value-type="float">
            <text:p>0.49810901</text:p>
          </table:table-cell>
          <table:table-cell office:value-type="float" office:value="0.482981090100111" calcext:value-type="float">
            <text:p>0.4829810901</text:p>
          </table:table-cell>
          <table:table-cell table:formula="of:=AVERAGE([.B12:.J12])" office:value-type="float" office:value="0.382672104807811" calcext:value-type="float">
            <text:p>0.3826721048</text:p>
          </table:table-cell>
          <table:table-cell table:formula="of:=STDEV([.B12:.J12])" office:value-type="float" office:value="0.296649683879934" calcext:value-type="float">
            <text:p>0.29664968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0.00778642936596218" calcext:value-type="float">
            <text:p>0.0077864294</text:p>
          </table:table-cell>
          <table:table-cell office:value-type="float" office:value="0.199110122358176" calcext:value-type="float">
            <text:p>0.1991101224</text:p>
          </table:table-cell>
          <table:table-cell office:value-type="float" office:value="0.41357063403782" calcext:value-type="float">
            <text:p>0.413570634</text:p>
          </table:table-cell>
          <table:table-cell office:value-type="float" office:value="0.457174638487208" calcext:value-type="float">
            <text:p>0.4571746385</text:p>
          </table:table-cell>
          <table:table-cell office:value-type="float" office:value="0.231590656284761" calcext:value-type="float">
            <text:p>0.2315906563</text:p>
          </table:table-cell>
          <table:table-cell office:value-type="float" office:value="0.427808676307008" calcext:value-type="float">
            <text:p>0.4278086763</text:p>
          </table:table-cell>
          <table:table-cell office:value-type="float" office:value="-0.204894327030033" calcext:value-type="float">
            <text:p>-0.204894327</text:p>
          </table:table-cell>
          <table:table-cell office:value-type="float" office:value="0.44293659621802" calcext:value-type="float">
            <text:p>0.4429365962</text:p>
          </table:table-cell>
          <table:table-cell office:value-type="float" office:value="-0.0567296996662959" calcext:value-type="float">
            <text:p>-0.0567296997</text:p>
          </table:table-cell>
          <table:table-cell table:formula="of:=AVERAGE([.B13:.J13])" office:value-type="float" office:value="0.213150414040292" calcext:value-type="float">
            <text:p>0.213150414</text:p>
          </table:table-cell>
          <table:table-cell table:formula="of:=STDEV([.B13:.J13])" office:value-type="float" office:value="0.247210478544263" calcext:value-type="float">
            <text:p>0.24721047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senbrock</text:p>
          </table:table-cell>
          <table:table-cell office:value-type="float" office:value="0.409566184649611" calcext:value-type="float">
            <text:p>0.4095661846</text:p>
          </table:table-cell>
          <table:table-cell office:value-type="float" office:value="0.337931034482759" calcext:value-type="float">
            <text:p>0.3379310345</text:p>
          </table:table-cell>
          <table:table-cell office:value-type="float" office:value="-0.103448275862069" calcext:value-type="float">
            <text:p>-0.1034482759</text:p>
          </table:table-cell>
          <table:table-cell office:value-type="float" office:value="0.145272525027809" calcext:value-type="float">
            <text:p>0.145272525</text:p>
          </table:table-cell>
          <table:table-cell office:value-type="float" office:value="0.336596218020022" calcext:value-type="float">
            <text:p>0.336596218</text:p>
          </table:table-cell>
          <table:table-cell office:value-type="float" office:value="0.440266963292547" calcext:value-type="float">
            <text:p>0.4402669633</text:p>
          </table:table-cell>
          <table:table-cell office:value-type="float" office:value="0.0718576195773081" calcext:value-type="float">
            <text:p>0.0718576196</text:p>
          </table:table-cell>
          <table:table-cell office:value-type="float" office:value="0.72769744160178" calcext:value-type="float">
            <text:p>0.7276974416</text:p>
          </table:table-cell>
          <table:table-cell office:value-type="float" office:value="0.339710789766407" calcext:value-type="float">
            <text:p>0.3397107898</text:p>
          </table:table-cell>
          <table:table-cell table:formula="of:=AVERAGE([.B14:.J14])" office:value-type="float" office:value="0.300605611172908" calcext:value-type="float">
            <text:p>0.3006056112</text:p>
          </table:table-cell>
          <table:table-cell table:formula="of:=STDEV([.B14:.J14])" office:value-type="float" office:value="0.239195634472368" calcext:value-type="float">
            <text:p>0.23919563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lomon</text:p>
          </table:table-cell>
          <table:table-cell office:value-type="float" office:value="0.374416017797553" calcext:value-type="float">
            <text:p>0.3744160178</text:p>
          </table:table-cell>
          <table:table-cell office:value-type="float" office:value="0.6587319243604" calcext:value-type="float">
            <text:p>0.6587319244</text:p>
          </table:table-cell>
          <table:table-cell office:value-type="float" office:value="-0.00645161290322581" calcext:value-type="float">
            <text:p>-0.0064516129</text:p>
          </table:table-cell>
          <table:table-cell office:value-type="float" office:value="0.13503893214683" calcext:value-type="float">
            <text:p>0.1350389321</text:p>
          </table:table-cell>
          <table:table-cell office:value-type="float" office:value="0.0896551724137931" calcext:value-type="float">
            <text:p>0.0896551724</text:p>
          </table:table-cell>
          <table:table-cell office:value-type="float" office:value="0.494549499443827" calcext:value-type="float">
            <text:p>0.4945494994</text:p>
          </table:table-cell>
          <table:table-cell office:value-type="float" office:value="0.495884315906563" calcext:value-type="float">
            <text:p>0.4958843159</text:p>
          </table:table-cell>
          <table:table-cell office:value-type="float" office:value="0.10166852057842" calcext:value-type="float">
            <text:p>0.1016685206</text:p>
          </table:table-cell>
          <table:table-cell office:value-type="float" office:value="0.0945494994438265" calcext:value-type="float">
            <text:p>0.0945494994</text:p>
          </table:table-cell>
          <table:table-cell table:formula="of:=AVERAGE([.B15:.J15])" office:value-type="float" office:value="0.270893585465332" calcext:value-type="float">
            <text:p>0.2708935855</text:p>
          </table:table-cell>
          <table:table-cell table:formula="of:=STDEV([.B15:.J15])" office:value-type="float" office:value="0.237101464374291" calcext:value-type="float">
            <text:p>0.23710146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wefel1_2</text:p>
          </table:table-cell>
          <table:table-cell office:value-type="float" office:value="0.20622914349277" calcext:value-type="float">
            <text:p>0.2062291435</text:p>
          </table:table-cell>
          <table:table-cell office:value-type="float" office:value="0.307230255839822" calcext:value-type="float">
            <text:p>0.3072302558</text:p>
          </table:table-cell>
          <table:table-cell office:value-type="float" office:value="0.33392658509455" calcext:value-type="float">
            <text:p>0.3339265851</text:p>
          </table:table-cell>
          <table:table-cell office:value-type="float" office:value="0.817575083426029" calcext:value-type="float">
            <text:p>0.8175750834</text:p>
          </table:table-cell>
          <table:table-cell office:value-type="float" office:value="0.415350389321468" calcext:value-type="float">
            <text:p>0.4153503893</text:p>
          </table:table-cell>
          <table:table-cell office:value-type="float" office:value="0.280978865406007" calcext:value-type="float">
            <text:p>0.2809788654</text:p>
          </table:table-cell>
          <table:table-cell office:value-type="float" office:value="0.610678531701891" calcext:value-type="float">
            <text:p>0.6106785317</text:p>
          </table:table-cell>
          <table:table-cell office:value-type="float" office:value="0.81357063403782" calcext:value-type="float">
            <text:p>0.813570634</text:p>
          </table:table-cell>
          <table:table-cell office:value-type="float" office:value="0.648943270300334" calcext:value-type="float">
            <text:p>0.6489432703</text:p>
          </table:table-cell>
          <table:table-cell table:formula="of:=AVERAGE([.B16:.J16])" office:value-type="float" office:value="0.49272030651341" calcext:value-type="float">
            <text:p>0.4927203065</text:p>
          </table:table-cell>
          <table:table-cell table:formula="of:=STDEV([.B16:.J16])" office:value-type="float" office:value="0.234338176941425" calcext:value-type="float">
            <text:p>0.23433817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wefel2_22</text:p>
          </table:table-cell>
          <table:table-cell office:value-type="float" office:value="0.475417130144605" calcext:value-type="float">
            <text:p>0.4754171301</text:p>
          </table:table-cell>
          <table:table-cell office:value-type="float" office:value="0.490100111234705" calcext:value-type="float">
            <text:p>0.4901001112</text:p>
          </table:table-cell>
          <table:table-cell office:value-type="float" office:value="0.446051167964405" calcext:value-type="float">
            <text:p>0.446051168</text:p>
          </table:table-cell>
          <table:table-cell office:value-type="float" office:value="0.498109010011124" calcext:value-type="float">
            <text:p>0.49810901</text:p>
          </table:table-cell>
          <table:table-cell office:value-type="float" office:value="0.514571746384872" calcext:value-type="float">
            <text:p>0.5145717464</text:p>
          </table:table-cell>
          <table:table-cell office:value-type="float" office:value="0.686763070077864" calcext:value-type="float">
            <text:p>0.6867630701</text:p>
          </table:table-cell>
          <table:table-cell office:value-type="float" office:value="0.581312569521691" calcext:value-type="float">
            <text:p>0.5813125695</text:p>
          </table:table-cell>
          <table:table-cell office:value-type="float" office:value="0.602224694104561" calcext:value-type="float">
            <text:p>0.6022246941</text:p>
          </table:table-cell>
          <table:table-cell office:value-type="float" office:value="0.567964404894327" calcext:value-type="float">
            <text:p>0.5679644049</text:p>
          </table:table-cell>
          <table:table-cell table:formula="of:=AVERAGE([.B17:.J17])" office:value-type="float" office:value="0.540279322704239" calcext:value-type="float">
            <text:p>0.5402793227</text:p>
          </table:table-cell>
          <table:table-cell table:formula="of:=STDEV([.B17:.J17])" office:value-type="float" office:value="0.0756539205764234" calcext:value-type="float">
            <text:p>0.07565392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wefel2_26</text:p>
          </table:table-cell>
          <table:table-cell office:value-type="float" office:value="0.844716351501669" calcext:value-type="float">
            <text:p>0.8447163515</text:p>
          </table:table-cell>
          <table:table-cell office:value-type="float" office:value="0.851835372636263" calcext:value-type="float">
            <text:p>0.8518353726</text:p>
          </table:table-cell>
          <table:table-cell office:value-type="float" office:value="0.5853170189099" calcext:value-type="float">
            <text:p>0.5853170189</text:p>
          </table:table-cell>
          <table:table-cell office:value-type="float" office:value="0.657842046718576" calcext:value-type="float">
            <text:p>0.6578420467</text:p>
          </table:table-cell>
          <table:table-cell office:value-type="float" office:value="0.714349276974416" calcext:value-type="float">
            <text:p>0.714349277</text:p>
          </table:table-cell>
          <table:table-cell office:value-type="float" office:value="0.444716351501668" calcext:value-type="float">
            <text:p>0.4447163515</text:p>
          </table:table-cell>
          <table:table-cell office:value-type="float" office:value="-0.517686318131257" calcext:value-type="float">
            <text:p>-0.5176863181</text:p>
          </table:table-cell>
          <table:table-cell office:value-type="float" office:value="0.322803114571746" calcext:value-type="float">
            <text:p>0.3228031146</text:p>
          </table:table-cell>
          <table:table-cell office:value-type="float" office:value="0.406451612903226" calcext:value-type="float">
            <text:p>0.4064516129</text:p>
          </table:table-cell>
          <table:table-cell table:formula="of:=AVERAGE([.B18:.J18])" office:value-type="float" office:value="0.478927203065134" calcext:value-type="float">
            <text:p>0.4789272031</text:p>
          </table:table-cell>
          <table:table-cell table:formula="of:=STDEV([.B18:.J18])" office:value-type="float" office:value="0.417679812520751" calcext:value-type="float">
            <text:p>0.41767981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xhump</text:p>
          </table:table-cell>
          <table:table-cell office:value-type="float" office:value="0.66496106785317" calcext:value-type="float">
            <text:p>0.6649610679</text:p>
          </table:table-cell>
          <table:table-cell office:value-type="float" office:value="0.420689655172414" calcext:value-type="float">
            <text:p>0.4206896552</text:p>
          </table:table-cell>
          <table:table-cell office:value-type="float" office:value="0.631145717463849" calcext:value-type="float">
            <text:p>0.6311457175</text:p>
          </table:table-cell>
          <table:table-cell office:value-type="float" office:value="0.064293659621802" calcext:value-type="float">
            <text:p>0.0642936596</text:p>
          </table:table-cell>
          <table:table-cell office:value-type="float" office:value="0.494549499443827" calcext:value-type="float">
            <text:p>0.4945494994</text:p>
          </table:table-cell>
          <table:table-cell office:value-type="float" office:value="0.850945494994438" calcext:value-type="float">
            <text:p>0.850945495</text:p>
          </table:table-cell>
          <table:table-cell office:value-type="float" office:value="0.165739710789766" calcext:value-type="float">
            <text:p>0.1657397108</text:p>
          </table:table-cell>
          <table:table-cell office:value-type="float" office:value="-0.0869855394883204" calcext:value-type="float">
            <text:p>-0.0869855395</text:p>
          </table:table-cell>
          <table:table-cell office:value-type="float" office:value="0.304560622914349" calcext:value-type="float">
            <text:p>0.3045606229</text:p>
          </table:table-cell>
          <table:table-cell table:formula="of:=AVERAGE([.B19:.J19])" office:value-type="float" office:value="0.389988876529477" calcext:value-type="float">
            <text:p>0.3899888765</text:p>
          </table:table-cell>
          <table:table-cell table:formula="of:=STDEV([.B19:.J19])" office:value-type="float" office:value="0.306041344513636" calcext:value-type="float">
            <text:p>0.30604134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herical</text:p>
          </table:table-cell>
          <table:table-cell office:value-type="float" office:value="0.714349276974416" calcext:value-type="float">
            <text:p>0.714349277</text:p>
          </table:table-cell>
          <table:table-cell office:value-type="float" office:value="0.443381535038932" calcext:value-type="float">
            <text:p>0.443381535</text:p>
          </table:table-cell>
          <table:table-cell office:value-type="float" office:value="0.197775305895439" calcext:value-type="float">
            <text:p>0.1977753059</text:p>
          </table:table-cell>
          <table:table-cell office:value-type="float" office:value="-0.0171301446051168" calcext:value-type="float">
            <text:p>-0.0171301446</text:p>
          </table:table-cell>
          <table:table-cell office:value-type="float" office:value="0.563959955506118" calcext:value-type="float">
            <text:p>0.5639599555</text:p>
          </table:table-cell>
          <table:table-cell office:value-type="float" office:value="0.423359288097887" calcext:value-type="float">
            <text:p>0.4233592881</text:p>
          </table:table-cell>
          <table:table-cell office:value-type="float" office:value="0.781535038932147" calcext:value-type="float">
            <text:p>0.7815350389</text:p>
          </table:table-cell>
          <table:table-cell office:value-type="float" office:value="0.566184649610678" calcext:value-type="float">
            <text:p>0.5661846496</text:p>
          </table:table-cell>
          <table:table-cell office:value-type="float" office:value="-0.561290322580645" calcext:value-type="float">
            <text:p>-0.5612903226</text:p>
          </table:table-cell>
          <table:table-cell table:formula="of:=AVERAGE([.B20:.J20])" office:value-type="float" office:value="0.345791620318873" calcext:value-type="float">
            <text:p>0.3457916203</text:p>
          </table:table-cell>
          <table:table-cell table:formula="of:=STDEV([.B20:.J20])" office:value-type="float" office:value="0.420392198644336" calcext:value-type="float">
            <text:p>0.42039219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0.389543937708565" calcext:value-type="float">
            <text:p>0.3895439377</text:p>
          </table:table-cell>
          <table:table-cell office:value-type="float" office:value="0.72769744160178" calcext:value-type="float">
            <text:p>0.7276974416</text:p>
          </table:table-cell>
          <table:table-cell office:value-type="float" office:value="0.646718576195773" calcext:value-type="float">
            <text:p>0.6467185762</text:p>
          </table:table-cell>
          <table:table-cell office:value-type="float" office:value="0.544827586206897" calcext:value-type="float">
            <text:p>0.5448275862</text:p>
          </table:table-cell>
          <table:table-cell office:value-type="float" office:value="0.743715239154616" calcext:value-type="float">
            <text:p>0.7437152392</text:p>
          </table:table-cell>
          <table:table-cell office:value-type="float" office:value="0.0416017797552836" calcext:value-type="float">
            <text:p>0.0416017798</text:p>
          </table:table-cell>
          <table:table-cell office:value-type="float" office:value="0.443381535038932" calcext:value-type="float">
            <text:p>0.443381535</text:p>
          </table:table-cell>
          <table:table-cell office:value-type="float" office:value="0.367296996662959" calcext:value-type="float">
            <text:p>0.3672969967</text:p>
          </table:table-cell>
          <table:table-cell office:value-type="float" office:value="-0.0860956618464961" calcext:value-type="float">
            <text:p>-0.0860956618</text:p>
          </table:table-cell>
          <table:table-cell table:formula="of:=AVERAGE([.B21:.J21])" office:value-type="float" office:value="0.424298603386479" calcext:value-type="float">
            <text:p>0.4242986034</text:p>
          </table:table-cell>
          <table:table-cell table:formula="of:=STDEV([.B21:.J21])" office:value-type="float" office:value="0.28936484653376" calcext:value-type="float">
            <text:p>0.28936484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akharov</text:p>
          </table:table-cell>
          <table:table-cell office:value-type="float" office:value="-0.0780867630700779" calcext:value-type="float">
            <text:p>-0.0780867631</text:p>
          </table:table-cell>
          <table:table-cell office:value-type="float" office:value="0.272525027808676" calcext:value-type="float">
            <text:p>0.2725250278</text:p>
          </table:table-cell>
          <table:table-cell office:value-type="float" office:value="0.582202447163515" calcext:value-type="float">
            <text:p>0.5822024472</text:p>
          </table:table-cell>
          <table:table-cell office:value-type="float" office:value="0.54972191323693" calcext:value-type="float">
            <text:p>0.5497219132</text:p>
          </table:table-cell>
          <table:table-cell office:value-type="float" office:value="0.2587319243604" calcext:value-type="float">
            <text:p>0.2587319244</text:p>
          </table:table-cell>
          <table:table-cell office:value-type="float" office:value="0.085650723025584" calcext:value-type="float">
            <text:p>0.085650723</text:p>
          </table:table-cell>
          <table:table-cell office:value-type="float" office:value="0.583537263626251" calcext:value-type="float">
            <text:p>0.5835372636</text:p>
          </table:table-cell>
          <table:table-cell office:value-type="float" office:value="0.563515016685206" calcext:value-type="float">
            <text:p>0.5635150167</text:p>
          </table:table-cell>
          <table:table-cell office:value-type="float" office:value="0.660956618464961" calcext:value-type="float">
            <text:p>0.6609566185</text:p>
          </table:table-cell>
          <table:table-cell table:formula="of:=AVERAGE([.B22:.J22])" office:value-type="float" office:value="0.386528241255716" calcext:value-type="float">
            <text:p>0.3865282413</text:p>
          </table:table-cell>
          <table:table-cell table:formula="of:=STDEV([.B22:.J22])" office:value-type="float" office:value="0.261268872938306" calcext:value-type="float">
            <text:p>0.26126887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22])" office:value-type="float" office:value="0.38496106785317" calcext:value-type="float">
            <text:p>0.3849610679</text:p>
          </table:table-cell>
          <table:table-cell table:formula="of:=AVERAGE([.C3:.C22])" office:value-type="float" office:value="0.386696329254728" calcext:value-type="float">
            <text:p>0.3866963293</text:p>
          </table:table-cell>
          <table:table-cell table:formula="of:=AVERAGE([.D3:.D22])" office:value-type="float" office:value="0.313726362625139" calcext:value-type="float">
            <text:p>0.3137263626</text:p>
          </table:table-cell>
          <table:table-cell table:formula="of:=AVERAGE([.E3:.E22])" office:value-type="float" office:value="0.411256952169077" calcext:value-type="float">
            <text:p>0.4112569522</text:p>
          </table:table-cell>
          <table:table-cell table:formula="of:=AVERAGE([.F3:.F22])" office:value-type="float" office:value="0.388654060066741" calcext:value-type="float">
            <text:p>0.3886540601</text:p>
          </table:table-cell>
          <table:table-cell table:formula="of:=AVERAGE([.G3:.G22])" office:value-type="float" office:value="0.463225806451613" calcext:value-type="float">
            <text:p>0.4632258065</text:p>
          </table:table-cell>
          <table:table-cell table:formula="of:=AVERAGE([.H3:.H22])" office:value-type="float" office:value="0.274994438264739" calcext:value-type="float">
            <text:p>0.2749944383</text:p>
          </table:table-cell>
          <table:table-cell table:formula="of:=AVERAGE([.I3:.I22])" office:value-type="float" office:value="0.3959510567297" calcext:value-type="float">
            <text:p>0.3959510567</text:p>
          </table:table-cell>
          <table:table-cell table:formula="of:=AVERAGE([.J3:.J22])" office:value-type="float" office:value="0.267096774193548" calcext:value-type="float">
            <text:p>0.2670967742</text:p>
          </table:table-cell>
          <table:table-cell table:formula="of:=AVERAGE([.B3:.J22])" office:value-type="float" office:value="0.365173649734273" calcext:value-type="float">
            <text:p>0.36517364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3:.B22])" office:value-type="float" office:value="0.304459090797555" calcext:value-type="float">
            <text:p>0.3044590908</text:p>
          </table:table-cell>
          <table:table-cell table:formula="of:=STDEV([.C3:.C22])" office:value-type="float" office:value="0.288834093148216" calcext:value-type="float">
            <text:p>0.2888340931</text:p>
          </table:table-cell>
          <table:table-cell table:formula="of:=STDEV([.D3:.D22])" office:value-type="float" office:value="0.320109136101519" calcext:value-type="float">
            <text:p>0.3201091361</text:p>
          </table:table-cell>
          <table:table-cell table:formula="of:=STDEV([.E3:.E22])" office:value-type="float" office:value="0.275101512230094" calcext:value-type="float">
            <text:p>0.2751015122</text:p>
          </table:table-cell>
          <table:table-cell table:formula="of:=STDEV([.F3:.F22])" office:value-type="float" office:value="0.280890951343506" calcext:value-type="float">
            <text:p>0.2808909513</text:p>
          </table:table-cell>
          <table:table-cell table:formula="of:=STDEV([.G3:.G22])" office:value-type="float" office:value="0.240450567008388" calcext:value-type="float">
            <text:p>0.240450567</text:p>
          </table:table-cell>
          <table:table-cell table:formula="of:=STDEV([.H3:.H22])" office:value-type="float" office:value="0.388736679908002" calcext:value-type="float">
            <text:p>0.3887366799</text:p>
          </table:table-cell>
          <table:table-cell table:formula="of:=STDEV([.I3:.I22])" office:value-type="float" office:value="0.251218778450741" calcext:value-type="float">
            <text:p>0.2512187785</text:p>
          </table:table-cell>
          <table:table-cell table:formula="of:=STDEV([.J3:.J22])" office:value-type="float" office:value="0.431369351725729" calcext:value-type="float">
            <text:p>0.4313693517</text:p>
          </table:table-cell>
          <table:table-cell/>
          <table:table-cell table:formula="of:=STDEV([.B3:.J22])" office:value-type="float" office:value="0.313783668028749" calcext:value-type="float">
            <text:p>0.313783668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5.301cm" fo:page-height="25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0000/00/00</text:date>, <text:time style:data-style-name="N2" text:time-value="0000-00-00T00:00:03.4627362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4-11-24T20:07:17.165079173</dc:date>
    <dc:creator>Phlippie Bosman</dc:creator>
    <meta:editing-duration>PT48S</meta:editing-duration>
    <meta:editing-cycles>3</meta:editing-cycles>
    <meta:document-statistic meta:table-count="1" meta:cell-count="274" meta:object-count="0"/>
  </office:meta>
</office:document-meta>
</file>